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mang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  <table:table-row table:style-name="ro1">
          <table:table-cell office:value-type="string" calcext:value-type="string">
            <text:p>+1pl</text:p>
          </table:table-cell>
          <table:table-cell office:value-type="string" calcext:value-type="string">
            <text:p>on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plural, first conjugation, present tense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spell</text:p>
          </table:table-cell>
          <table:table-cell office:value-type="string" calcext:value-type="string">
            <text:p>$^rewrite( g:(ge) / _ \- [ao]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$^rewrite( [\-\+] : ’’ )</text:p>
          </table:table-cell>
          <table:table-cell table:number-columns-repeated="3"/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00-00-00</text:date>, <text:time style:data-style-name="N2" text:time-value="06:59:18.44932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7T10:18:39.984575440</dc:date>
    <meta:editing-duration>PT6H21M42S</meta:editing-duration>
    <meta:editing-cycles>24</meta:editing-cycles>
    <meta:generator>LibreOffice/25.2.3.2$Linux_X86_64 LibreOffice_project/520$Build-2</meta:generator>
    <meta:document-statistic meta:table-count="8" meta:cell-count="138" meta:object-count="0"/>
  </office:meta>
</office:document-meta>
</file>